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11.8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02cm" fo:min-width="2.992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02cm" fo:min-width="2.992cm"/>
      <style:paragraph-properties style:writing-mode="lr-tb"/>
    </style:style>
    <style:style style:name="gr5" style:family="graphic" style:parent-style-name="standard">
      <style:graphic-properties draw:fill-color="#ff972f" draw:textarea-horizontal-align="justify" draw:textarea-vertical-align="middle" draw:auto-grow-height="false" fo:min-height="5.148cm" fo:min-width="9.6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5cm" fo:min-width="3.617cm" fo:wrap-option="wrap"/>
      <style:paragraph-properties style:writing-mode="lr-tb"/>
    </style:style>
    <style:style style:name="gr7" style:family="graphic" style:parent-style-name="standard">
      <style:graphic-properties draw:fill-color="#6b5e9b" draw:textarea-horizontal-align="justify" draw:textarea-vertical-align="middle" draw:auto-grow-height="false" fo:min-height="0.703cm" fo:min-width="3.31cm"/>
      <style:paragraph-properties style:writing-mode="lr-tb"/>
    </style:style>
    <style:style style:name="gr8" style:family="graphic" style:parent-style-name="objectwithoutfill">
      <style:graphic-properties draw:fill="none" draw:fill-color="#6b5e9b" draw:textarea-vertical-align="middle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2.807cm" fo:min-width="0cm"/>
    </style:style>
    <style:style style:name="gr10" style:family="graphic" style:parent-style-name="standard">
      <style:graphic-properties draw:fill="none" draw:fill-color="#6b5e9b" draw:textarea-horizontal-align="justify" draw:textarea-vertical-align="middle" draw:auto-grow-height="false" fo:min-height="6.417cm" fo:min-width="3.62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08cm" fo:min-width="4.204cm" fo:wrap-option="wrap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08cm" fo:min-width="4.627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972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6b5e9b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6b5e9b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83cm" svg:height="5.715cm" svg:x="2.104cm" svg:y="8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89cm" svg:height="0.962cm" svg:x="2.746cm" svg:y="8.302cm">
          <draw:text-box>
            <text:p>AI4EU Experiments internal services</text:p>
          </draw:text-box>
        </draw:frame>
        <draw:custom-shape draw:style-name="gr3" draw:text-style-name="P3" draw:layer="layout" svg:width="3.492cm" svg:height="1.27cm" svg:x="2.423cm" svg:y="9.572cm">
          <text:p text:style-name="P1"><text:span text:style-name="T1">Common Data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27cm" svg:x="6.233cm" svg:y="9.572cm">
          <text:p text:style-name="P1"><text:span text:style-name="T1">Port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27cm" svg:x="10.142cm" svg:y="9.572cm">
          <text:p text:style-name="P1"><text:span text:style-name="T1"><text:s/></text:span><text:span text:style-name="T1">Onboar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1.27cm" svg:x="6.233cm" svg:y="11.477cm">
          <text:p text:style-name="P1"><text:span text:style-name="T1">Playground Deploy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1.27cm" svg:x="2.423cm" svg:y="11.477cm">
          <text:p text:style-name="P1"><text:span text:style-name="T1">Kubernetes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0.16cm" svg:height="5.398cm" svg:x="2.905cm" svg:y="16.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5cm" svg:height="0.962cm" svg:x="4.175cm" svg:y="20.676cm">
          <draw:text-box>
            <text:p>External Execution Site</text:p>
          </draw:text-box>
        </draw:frame>
        <draw:custom-shape draw:style-name="gr6" draw:text-style-name="P6" draw:layer="layout" svg:width="4.445cm" svg:height="1.905cm" svg:x="15.605cm" svg:y="7.985cm">
          <text:p text:style-name="P1"><text:span text:style-name="T1">Microservice</text:span></text:p>
          <text:p text:style-name="P1"><text:span text:style-name="T1">Docker container</text:span></text:p>
          <text:p text:style-name="P1"><text:span text:style-name="T1">with RESTful interface</text:span></text:p>
          <draw:enhanced-geometry svg:viewBox="0 0 21600 21600" draw:text-areas="800 800 20800 20800" draw:type="round-rectangular-callout" draw:modifiers="-11645.3441295547 27458.9716684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.492cm" svg:height="1.27cm" svg:x="10.308cm" svg:y="11.477cm">
          <text:p text:style-name="P1"><text:span text:style-name="T1">Deployer XY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953cm" svg:x="3.54cm" svg:y="18.78cm">
          <text:p text:style-name="P1"><text:span text:style-name="T1">Pipeline 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953cm" svg:x="7.667cm" svg:y="18.78cm">
          <text:p text:style-name="P1"><text:span text:style-name="T1">Pipeline 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953cm" svg:x="6.197cm" svg:y="16.557cm">
          <text:p text:style-name="P1"><text:span text:style-name="T1">Deployment Servic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.317cm" svg:y1="14.97cm" svg:x2="15.605cm" svg:y2="14.97cm">
          <text:p/>
        </draw:line>
        <draw:custom-shape draw:style-name="gr9" draw:text-style-name="P5" draw:layer="layout" svg:width="0.635cm" svg:height="3.493cm" svg:x="7.711cm" svg:y="12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9" draw:layer="layout" svg:width="3.309cm" svg:height="0.725cm" svg:x="16.028cm" svg:y="14.683cm">
          <draw:text-box>
            <text:p><text:span text:style-name="T1">System Border</text:span></text:p>
          </draw:text-box>
        </draw:frame>
        <draw:custom-shape draw:style-name="gr10" draw:text-style-name="P8" draw:layer="layout" svg:width="4.127cm" svg:height="6.667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08cm" svg:height="2.222cm" svg:x="14.652cm" svg:y="11.16cm">
          <text:p text:style-name="P1"><text:span text:style-name="T1">Microservice</text:span></text:p>
          <text:p text:style-name="P1"><text:span text:style-name="T1">Docker container to transform topology into deployment</text:span></text:p>
          <draw:enhanced-geometry svg:viewBox="0 0 21600 21600" draw:text-areas="800 800 20800 20800" draw:type="round-rectangular-callout" draw:modifiers="-5675.26077543791 6179.7570850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5.537cm" svg:height="2.222cm" svg:x="13.56cm" svg:y="16.54cm">
          <text:p text:style-name="P1"><text:span text:style-name="T1">Finish deployment on local execution system</text:span></text:p>
          <draw:enhanced-geometry svg:viewBox="0 0 21600 21600" draw:text-areas="800 800 20800 20800" draw:type="round-rectangular-callout" draw:modifiers="-15133.2611050921 5538.46153846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.492cm" svg:height="1.27cm" svg:x="7.186cm" svg:y="27.67cm">
          <text:p text:style-name="P1"><text:span text:style-name="T1">Playground </text:span><text:span text:style-name="T1">Deploy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953cm" svg:x="7.15cm" svg:y="32.75cm">
          <text:p text:style-name="P1"><text:span text:style-name="T1">Deployment </text:span><text:span text:style-name="T1">Servic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635cm" svg:height="3.493cm" svg:x="8.664cm" svg:y="29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4.127cm" svg:height="6.667cm" svg:x="7.033cm" svg:y="27.3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88cm" svg:height="0.962cm" svg:x="3.857cm" svg:y="25.447cm">
          <draw:text-box>
            <text:p>Services to implement for an execution site</text:p>
          </draw:text-box>
        </draw:frame>
        <draw:custom-shape draw:style-name="gr12" draw:text-style-name="P6" draw:layer="layout" svg:width="5.537cm" svg:height="2.222cm" svg:x="11.973cm" svg:y="27.67cm">
          <text:p text:style-name="P1"><text:span text:style-name="T1">M</text:span><text:span text:style-name="T1">i</text:span><text:span text:style-name="T1">c</text:span><text:span text:style-name="T1">r</text:span><text:span text:style-name="T1">o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j</text:span><text:span text:style-name="T1">u</text:span><text:span text:style-name="T1">s</text:span><text:span text:style-name="T1">t </text:span><text:span text:style-name="T1">o</text:span><text:span text:style-name="T1">n</text:span><text:span text:style-name="T1">e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/text:p>
          <draw:enhanced-geometry svg:viewBox="0 0 21600 21600" draw:text-areas="800 800 20800 20800" draw:type="round-rectangular-callout" draw:modifiers="-6860.67172264355 5188.66396761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8" draw:layer="layout" svg:x1="5.127cm" svg:y1="30.845cm" svg:x2="13.7cm" svg:y2="30.845cm">
          <text:p/>
        </draw:line>
        <draw:frame draw:style-name="gr2" draw:text-style-name="P9" draw:layer="layout" svg:width="3.309cm" svg:height="0.725cm" svg:x="14.335cm" svg:y="30.527cm">
          <draw:text-box>
            <text:p><text:span text:style-name="T1">System Bor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10:18:03.761387565</meta:creation-date>
    <dc:date>2022-04-24T14:29:04.310570213</dc:date>
    <meta:editing-duration>PT7M8S</meta:editing-duration>
    <meta:editing-cycles>3</meta:editing-cycles>
    <meta:generator>LibreOffice/7.2.6.2$Linux_X86_64 LibreOffice_project/20$Build-2</meta:generator>
    <meta:document-statistic meta:object-count="28"/>
  </office:meta>
</office:document-meta>
</file>